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break-before="page"/>
    </style:style>
    <style:style style:name="P2" style:family="paragraph" style:parent-style-name="Preformatted_20_Text">
      <style:paragraph-properties fo:margin-top="0cm" fo:margin-bottom="0.499cm" style:contextual-spacing="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paragraph-properties fo:break-before="pag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Strong_20_Emphasis">What is Kubernetes and How Does It Work?</text:span></text:h>
      <text:p text:style-name="Text_20_body">Kubernetes (often abbreviated as <text:span text:style-name="Strong_20_Emphasis">K8s</text:span>) is an open-source platform that automates the <text:span text:style-name="Strong_20_Emphasis">deployment, scaling, and management of containerized applications</text:span>. Originally developed by Google and now maintained by the <text:span text:style-name="Strong_20_Emphasis">Cloud Native Computing Foundation (CNCF)</text:span>, Kubernetes has become the de facto standard for running applications in the cloud at scale.</text:p>
      <text:p text:style-name="Text_20_body">To understand Kubernetes, it’s essential to first grasp the concept of <text:span text:style-name="Strong_20_Emphasis">containers</text:span>. Containers package an application along with all its dependencies, libraries, and configuration files into a single unit. This ensures the application runs consistently across different environments—whether it’s a developer’s laptop, a testing server, or a cloud environment. Tools like <text:span text:style-name="Strong_20_Emphasis">Docker</text:span> popularized containers, but as organizations began running hundreds or thousands of them, managing these containers manually became impractical. That’s where Kubernetes steps in.</text:p>
      <text:p text:style-name="Horizontal_20_Line"/>
      <text:h text:style-name="Heading_20_3" text:outline-level="3"><text:span text:style-name="Strong_20_Emphasis">The Purpose of Kubernetes</text:span></text:h>
      <text:p text:style-name="Text_20_body">Kubernetes acts as an <text:span text:style-name="Strong_20_Emphasis">orchestrator</text:span> for containers. Think of it like a highly intelligent conductor of an orchestra—making sure every container (instrument) plays its part at the right time, in harmony with others, while ensuring the entire system runs smoothly and efficiently.</text:p>
      <text:p text:style-name="Text_20_body">Kubernetes automatically handles critical operational tasks such as:</text:p>
      <text:list xml:id="list3582677925" text:style-name="L1">
        <text:list-item>
          <text:p text:style-name="P3">Deploying applications consistently across clusters.</text:p>
        </text:list-item>
        <text:list-item>
          <text:p text:style-name="P3">Scaling applications up or down based on demand.</text:p>
        </text:list-item>
        <text:list-item>
          <text:p text:style-name="P3">Restarting failed containers automatically.</text:p>
        </text:list-item>
        <text:list-item>
          <text:p text:style-name="P3">Balancing loads across multiple containers.</text:p>
        </text:list-item>
        <text:list-item>
          <text:p text:style-name="P3">Managing networking and storage for containers.</text:p>
        </text:list-item>
      </text:list>
      <text:p text:style-name="Text_20_body">This automation allows developers to focus on building software rather than worrying about infrastructure management.</text:p>
      <text:h text:style-name="Heading_20_3" text:outline-level="3"><text:span text:style-name="Strong_20_Emphasis">Core Concepts and Architecture</text:span></text:h>
      <text:p text:style-name="Text_20_body">Kubernetes follows a <text:span text:style-name="Strong_20_Emphasis">master-worker architecture</text:span> (also known as <text:span text:style-name="Strong_20_Emphasis">control plane and nodes</text:span>). Each part of this architecture has a specific role in managing and running containerized workloads.</text:p>
      <text:h text:style-name="Heading_20_4" text:outline-level="4"><text:span text:style-name="Strong_20_Emphasis">1. The Control Plane (Master Components)</text:span></text:h>
      <text:p text:style-name="Text_20_body">The control plane is the brain of Kubernetes—it makes global decisions about cluster management and responds to cluster events. The main components are:</text:p>
      <text:list xml:id="list766953791" text:style-name="L2">
        <text:list-item>
          <text:p text:style-name="P4"><text:span text:style-name="Strong_20_Emphasis">API Server</text:span>: Acts as the front door to the cluster. All commands (via <text:span text:style-name="Source_20_Text">kubectl</text:span>, APIs, or dashboards) go through it.</text:p>
        </text:list-item>
        <text:list-item>
          <text:p text:style-name="P4"><text:span text:style-name="Strong_20_Emphasis">etcd</text:span>: A distributed key-value store that holds the cluster’s configuration data and current state.</text:p>
        </text:list-item>
        <text:list-item>
          <text:p text:style-name="P4"><text:soft-page-break/><text:span text:style-name="Strong_20_Emphasis">Scheduler</text:span>: Determines which node each container (or pod) should run on, based on available resources and requirements.</text:p>
        </text:list-item>
        <text:list-item>
          <text:p text:style-name="P4"><text:span text:style-name="Strong_20_Emphasis">Controller Manager</text:span>: Monitors the state of the system and ensures it matches the desired configuration—for example, ensuring a deployment with five replicas actually has five running pods.</text:p>
        </text:list-item>
      </text:list>
      <text:h text:style-name="Heading_20_4" text:outline-level="4"><text:span text:style-name="Strong_20_Emphasis">2. Nodes (Worker Components)</text:span></text:h>
      <text:p text:style-name="Text_20_body">Nodes are the machines (physical or virtual) that actually run the containers. Each node has:</text:p>
      <text:list xml:id="list1951126632" text:style-name="L3">
        <text:list-item>
          <text:p text:style-name="P5"><text:span text:style-name="Strong_20_Emphasis">Kubelet</text:span>: A small agent that communicates with the control plane and ensures the containers on that node are running properly.</text:p>
        </text:list-item>
        <text:list-item>
          <text:p text:style-name="P5"><text:span text:style-name="Strong_20_Emphasis">Container Runtime</text:span>: The software responsible for running containers (e.g., Docker, containerd, or CRI-O).</text:p>
        </text:list-item>
        <text:list-item>
          <text:p text:style-name="P5"><text:span text:style-name="Strong_20_Emphasis">Kube Proxy</text:span>: Manages networking rules and ensures reliable communication within and outside the cluster.</text:p>
        </text:list-item>
      </text:list>
      <text:p text:style-name="Horizontal_20_Line"/>
      <text:h text:style-name="Heading_20_3" text:outline-level="3"><text:span text:style-name="Strong_20_Emphasis">Kubernetes Objects</text:span></text:h>
      <text:p text:style-name="Text_20_body">Kubernetes manages workloads using <text:span text:style-name="Strong_20_Emphasis">objects</text:span>—these are persistent entities that represent the desired state of the system. The main ones include:</text:p>
      <text:list xml:id="list4218577860" text:style-name="L4">
        <text:list-item>
          <text:p text:style-name="P6"><text:span text:style-name="Strong_20_Emphasis">Pod</text:span>: The smallest deployable unit in Kubernetes. A pod usually contains one or more containers that share resources like storage and network.</text:p>
        </text:list-item>
        <text:list-item>
          <text:p text:style-name="P6"><text:span text:style-name="Strong_20_Emphasis">Deployment</text:span>: Defines how pods are created, updated, and scaled. It ensures that the correct number of pods are always running.</text:p>
        </text:list-item>
        <text:list-item>
          <text:p text:style-name="P6"><text:span text:style-name="Strong_20_Emphasis">Service</text:span>: Provides stable networking by grouping a set of pods and giving them a single IP address or DNS name for access.</text:p>
        </text:list-item>
        <text:list-item>
          <text:p text:style-name="P6"><text:span text:style-name="Strong_20_Emphasis">ConfigMap and Secret</text:span>: Store configuration data and sensitive information (like passwords or API keys).</text:p>
        </text:list-item>
        <text:list-item>
          <text:p text:style-name="P6"><text:span text:style-name="Strong_20_Emphasis">Namespace</text:span>: Organizes and isolates resources within a cluster, allowing multiple teams or projects to coexist.</text:p>
        </text:list-item>
      </text:list>
      <text:p text:style-name="Horizontal_20_Line"/>
      <text:h text:style-name="Heading_20_3" text:outline-level="3"><text:span text:style-name="Strong_20_Emphasis">How Kubernetes Works in Practice</text:span></text:h>
      <text:p text:style-name="Text_20_body">When a developer wants to deploy an application, they define the <text:span text:style-name="Strong_20_Emphasis">desired state</text:span> in a YAML or JSON configuration file—specifying how many replicas should run, what container image to use, and what resources (like CPU or memory) each needs.</text:p>
      <text:p text:style-name="Text_20_body">Here’s a simplified workflow:</text:p>
      <text:list xml:id="list2949614865" text:style-name="L5">
        <text:list-item>
          <text:p text:style-name="P7">The developer submits the configuration to the <text:span text:style-name="Strong_20_Emphasis">API server</text:span>.</text:p>
        </text:list-item>
        <text:list-item>
          <text:p text:style-name="P7">The <text:span text:style-name="Strong_20_Emphasis">Scheduler</text:span> decides which nodes should run the pods.</text:p>
        </text:list-item>
        <text:list-item>
          <text:p text:style-name="P7">The <text:span text:style-name="Strong_20_Emphasis">Kubelet</text:span> on each node pulls the specified container image and starts the pods.</text:p>
        </text:list-item>
        <text:list-item>
          <text:p text:style-name="P7"><text:soft-page-break/>The <text:span text:style-name="Strong_20_Emphasis">Controller Manager</text:span> continuously monitors the cluster’s state—if a node crashes or a pod fails, Kubernetes automatically reschedules the pod on another node.</text:p>
        </text:list-item>
        <text:list-item>
          <text:p text:style-name="P7">A <text:span text:style-name="Strong_20_Emphasis">Service</text:span> ensures that users can access the application through a stable endpoint, regardless of which specific pod is running.</text:p>
        </text:list-item>
      </text:list>
      <text:p text:style-name="Text_20_body">This self-healing and declarative nature of Kubernetes is what makes it so powerful.</text:p>
      <text:p text:style-name="Horizontal_20_Line"/>
      <text:h text:style-name="Heading_20_3" text:outline-level="3"><text:span text:style-name="Strong_20_Emphasis">Key Features and Advantages</text:span></text:h>
      <text:list xml:id="list1845012666" text:style-name="L6">
        <text:list-item>
          <text:p text:style-name="P8"><text:span text:style-name="Strong_20_Emphasis">Self-healing</text:span>: Automatically restarts or replaces failed containers.</text:p>
        </text:list-item>
        <text:list-item>
          <text:p text:style-name="P8"><text:span text:style-name="Strong_20_Emphasis">Horizontal scaling</text:span>: Increases or decreases the number of pods based on real-time load.</text:p>
        </text:list-item>
        <text:list-item>
          <text:p text:style-name="P8"><text:span text:style-name="Strong_20_Emphasis">Load balancing and service discovery</text:span>: Efficiently distributes traffic.</text:p>
        </text:list-item>
        <text:list-item>
          <text:p text:style-name="P8"><text:span text:style-name="Strong_20_Emphasis">Automated rollouts and rollbacks</text:span>: Deploy updates safely with zero downtime.</text:p>
        </text:list-item>
        <text:list-item>
          <text:p text:style-name="P8"><text:span text:style-name="Strong_20_Emphasis">Resource optimization</text:span>: Maximizes hardware utilization across nodes.</text:p>
        </text:list-item>
        <text:list-item>
          <text:p text:style-name="P8"><text:span text:style-name="Strong_20_Emphasis">Portability</text:span>: Works across public clouds, private clouds, and on-premises environments.</text:p>
        </text:list-item>
      </text:list>
      <text:p text:style-name="Horizontal_20_Line"/>
      <text:h text:style-name="Heading_20_3" text:outline-level="3"><text:span text:style-name="Strong_20_Emphasis">Conclusion</text:span></text:h>
      <text:p text:style-name="Text_20_body">Kubernetes revolutionized how modern software is built, deployed, and managed. By abstracting the complexities of infrastructure, it allows developers and operators to focus on application logic rather than worrying about where and how the code runs. Its declarative, automated, and scalable architecture makes it ideal for today’s cloud-native world—where flexibility, resilience, and efficiency are paramount.</text:p>
      <text:p text:style-name="Text_20_body">In essence, Kubernetes is not just a tool; it’s an entire ecosystem for managing containerized applications at scale—empowering organizations to build reliable, scalable, and future-ready systems.</text:p>
      <text:p text:style-name="Standard"/>
      <text:h text:style-name="P1" text:outline-level="2"><text:span text:style-name="Strong_20_Emphasis">How Kubernetes Works</text:span></text:h>
      <text:p text:style-name="Text_20_body">Kubernetes doesn’t just run containers — it <text:span text:style-name="Strong_20_Emphasis">automates</text:span> how they’re deployed, managed, scaled, and kept healthy. Its working is based on a <text:span text:style-name="Strong_20_Emphasis">declarative model</text:span>, meaning you (the user) describe the <text:span text:style-name="Emphasis">desired state</text:span> of your system, and Kubernetes continuously works to make the <text:span text:style-name="Emphasis">actual state</text:span> match it.</text:p>
      <text:p text:style-name="Text_20_body">For example, you tell Kubernetes:</text:p>
      <text:p text:style-name="Quotations">“I want 5 copies of my web server running.”<text:line-break/>Kubernetes automatically ensures there are always 5 running — even if one fails or a node crashes.</text:p>
      <text:p text:style-name="Text_20_body">Let’s go step by step through the working of Kubernetes.</text:p>
      <text:p text:style-name="Horizontal_20_Line"/>
      <text:h text:style-name="Heading_20_3" text:outline-level="3">⚙️ <text:span text:style-name="Strong_20_Emphasis">1. The Kubernetes Cluster</text:span></text:h>
      <text:p text:style-name="Text_20_body">A <text:span text:style-name="Strong_20_Emphasis">Kubernetes cluster</text:span> is made up of two main parts:</text:p>
      <text:list xml:id="list2521939224" text:style-name="L7">
        <text:list-item>
          <text:p text:style-name="P9"><text:span text:style-name="Strong_20_Emphasis">Control Plane (Master Node)</text:span> — the brain that makes decisions.</text:p>
        </text:list-item>
        <text:list-item>
          <text:p text:style-name="P9"><text:span text:style-name="Strong_20_Emphasis">Worker Nodes</text:span> — the machines that actually run your containers.</text:p>
        </text:list-item>
      </text:list>
      <text:p text:style-name="Text_20_body">Every cluster has at least one <text:span text:style-name="Strong_20_Emphasis">control plane</text:span> and one or more <text:span text:style-name="Strong_20_Emphasis">worker nodes</text:span>.</text:p>
      <text:p text:style-name="Horizontal_20_Line"/>
      <text:h text:style-name="Heading_20_3" text:outline-level="3">🧠 <text:span text:style-name="Strong_20_Emphasis">2. Control Plane Components (The Brain)</text:span></text:h>
      <text:p text:style-name="Text_20_body">The control plane manages everything that happens in the cluster. Its main components are:</text:p>
      <text:list xml:id="list1504105079" text:style-name="L8">
        <text:list-item>
          <text:p text:style-name="P10"><text:span text:style-name="Strong_20_Emphasis">API Server (</text:span><text:span text:style-name="Strong_20_Emphasis"><text:span text:style-name="Source_20_Text">kube-apiserver</text:span></text:span><text:span text:style-name="Strong_20_Emphasis">)</text:span>:<text:line-break/>Acts as the “front door” of Kubernetes. All requests (like creating a pod or scaling an app) go through it. Tools like <text:span text:style-name="Source_20_Text">kubectl</text:span>, dashboards, or scripts send commands here.</text:p>
        </text:list-item>
        <text:list-item>
          <text:p text:style-name="P10"><text:span text:style-name="Strong_20_Emphasis">etcd</text:span>:<text:line-break/>A distributed <text:span text:style-name="Strong_20_Emphasis">key-value database</text:span> that stores the entire cluster’s configuration and state (like which pods are running, where they’re running, etc.). It’s the “memory” of Kubernetes.</text:p>
        </text:list-item>
        <text:list-item>
          <text:p text:style-name="P10"><text:span text:style-name="Strong_20_Emphasis">Scheduler (</text:span><text:span text:style-name="Strong_20_Emphasis"><text:span text:style-name="Source_20_Text">kube-scheduler</text:span></text:span><text:span text:style-name="Strong_20_Emphasis">)</text:span>:<text:line-break/>Decides <text:span text:style-name="Strong_20_Emphasis">where</text:span> each new pod should run — it looks at resource availability (CPU, memory), affinity rules, and node health.</text:p>
        </text:list-item>
        <text:list-item>
          <text:p text:style-name="P10"><text:span text:style-name="Strong_20_Emphasis">Controller Manager</text:span>:<text:line-break/>Continuously monitors the cluster to ensure the actual state matches the desired state.<text:line-break/>Example: If a pod crashes, it notices and starts a new one.</text:p>
        </text:list-item>
      </text:list>
      <text:p text:style-name="Text_20_body">Together, these components <text:span text:style-name="Strong_20_Emphasis">think</text:span>, <text:span text:style-name="Strong_20_Emphasis">decide</text:span>, and <text:span text:style-name="Strong_20_Emphasis">remember</text:span> the entire state of your applications.</text:p>
      <text:p text:style-name="Horizontal_20_Line"/>
      <text:h text:style-name="Heading_20_3" text:outline-level="3">🏗️ <text:span text:style-name="Strong_20_Emphasis">3. Worker Nodes (The Hands)</text:span></text:h>
      <text:p text:style-name="Text_20_body">Worker nodes are where the actual <text:span text:style-name="Strong_20_Emphasis">containers run</text:span>. Each worker node includes:</text:p>
      <text:list xml:id="list3820881077" text:style-name="L9">
        <text:list-item>
          <text:p text:style-name="P11"><text:soft-page-break/><text:span text:style-name="Strong_20_Emphasis">Kubelet</text:span>:<text:line-break/>The local agent that communicates with the control plane. It receives instructions (like “run this pod”) and makes sure the containers are actually running as expected.</text:p>
        </text:list-item>
        <text:list-item>
          <text:p text:style-name="P11"><text:span text:style-name="Strong_20_Emphasis">Container Runtime</text:span>:<text:line-break/>This is the software that runs containers (e.g., Docker, containerd, CRI-O). Kubernetes itself doesn’t run containers directly — it delegates that job to the runtime.</text:p>
        </text:list-item>
        <text:list-item>
          <text:p text:style-name="P11"><text:span text:style-name="Strong_20_Emphasis">Kube Proxy</text:span>:<text:line-break/>Handles network communication between services and pods. It ensures that traffic can reach the correct container, even as pods move between nodes.</text:p>
        </text:list-item>
      </text:list>
      <text:p text:style-name="Horizontal_20_Line"/>
      <text:h text:style-name="Heading_20_3" text:outline-level="3">🧩 <text:span text:style-name="Strong_20_Emphasis">4. The Basic Unit: Pods</text:span></text:h>
      <text:p text:style-name="Text_20_body">Kubernetes doesn’t manage containers directly — it manages <text:span text:style-name="Strong_20_Emphasis">Pods</text:span>.<text:line-break/>A <text:span text:style-name="Strong_20_Emphasis">Pod</text:span> is the smallest deployable unit in Kubernetes and usually contains one container (though it can have more).</text:p>
      <text:p text:style-name="Text_20_body">When you deploy an application, Kubernetes creates <text:span text:style-name="Strong_20_Emphasis">Pods</text:span> that run your containerized app. If one pod fails, Kubernetes automatically replaces it.</text:p>
      <text:p text:style-name="Horizontal_20_Line"/>
      <text:h text:style-name="Heading_20_3" text:outline-level="3">📄 <text:span text:style-name="Strong_20_Emphasis">5. Desired State and Declarative Configuration</text:span></text:h>
      <text:p text:style-name="Text_20_body">The beauty of Kubernetes lies in its <text:span text:style-name="Strong_20_Emphasis">declarative approach</text:span>.<text:line-break/>You don’t tell it <text:span text:style-name="Emphasis">how</text:span> to do something — you tell it <text:span text:style-name="Emphasis">what you want</text:span>, and Kubernetes figures out the rest.</text:p>
      <text:p text:style-name="Text_20_body">For example, you define a configuration file (in <text:span text:style-name="Strong_20_Emphasis">YAML</text:span> or <text:span text:style-name="Strong_20_Emphasis">JSON</text:span>) like this:</text:p>
      <text:p text:style-name="Standard"/>
      <text:p text:style-name="P18"/>
      <text:list xml:id="list4163963539" text:style-name="L11">
        <text:list-item>
          <text:p text:style-name="P12">Prepare each host (disable swap, load kernel modules, sysctl). (<text:a xlink:type="simple" xlink:href="https://kubernetes.io/docs/setup/production-environment/tools/kubeadm/install-kubeadm/" text:style-name="Internet_20_link" text:visited-style-name="Visited_20_Internet_20_Link">Kubernetes</text:a>)</text:p>
        </text:list-item>
        <text:list-item>
          <text:p text:style-name="P12">Install &amp; configure container runtime (containerd) and make sure cgroup driver matches kubelet. (<text:a xlink:type="simple" xlink:href="https://kubernetes.io/docs/setup/production-environment/container-runtimes/" text:style-name="Internet_20_link" text:visited-style-name="Visited_20_Internet_20_Link">Kubernetes</text:a>)</text:p>
        </text:list-item>
        <text:list-item>
          <text:p text:style-name="P12">Install kubeadm / kubelet / kubectl from the Kubernetes apt repo and pin them. (<text:a xlink:type="simple" xlink:href="https://kubernetes.io/docs/setup/production-environment/tools/kubeadm/install-kubeadm/" text:style-name="Internet_20_link" text:visited-style-name="Visited_20_Internet_20_Link">Kubernetes</text:a>)</text:p>
        </text:list-item>
        <text:list-item>
          <text:p text:style-name="P12">Initialize the control plane with <text:span text:style-name="Source_20_Text">kubeadm init</text:span> and deploy a CNI (example: Calico). (<text:a xlink:type="simple" xlink:href="https://kubernetes.io/docs/setup/production-environment/tools/kubeadm/create-cluster-kubeadm/" text:style-name="Internet_20_link" text:visited-style-name="Visited_20_Internet_20_Link">Kubernetes</text:a>)</text:p>
        </text:list-item>
        <text:list-item>
          <text:p text:style-name="P12">Join worker nodes with <text:span text:style-name="Source_20_Text">kubeadm join</text:span> and validate. Also ensure required ports are open. (<text:a xlink:type="simple" xlink:href="https://kubernetes.io/docs/reference/networking/ports-and-protocols/?utm_source=chatgpt.com" text:style-name="Internet_20_link" text:visited-style-name="Visited_20_Internet_20_Link">Kubernetes</text:a>)</text:p>
        </text:list-item>
      </text:list>
      <text:p text:style-name="Horizontal_20_Line"/>
      <text:h text:style-name="Heading_20_1" text:outline-level="1">Detailed steps</text:h>
      <text:p text:style-name="Quotations">Run these on <text:span text:style-name="Strong_20_Emphasis">all</text:span> nodes unless a step says “control-plane only” or “worker only”.</text:p>
      <text:h text:style-name="Heading_20_3" text:outline-level="3">0) Pre-reqs</text:h>
      <text:list xml:id="list3134262728" text:style-name="L12">
        <text:list-item>
          <text:p text:style-name="P13">Ubuntu 22.04 or 24.04 (amd64).</text:p>
        </text:list-item>
        <text:list-item>
          <text:p text:style-name="P13">A user with <text:span text:style-name="Source_20_Text">sudo</text:span> privileges.</text:p>
        </text:list-item>
        <text:list-item>
          <text:p text:style-name="P13">Time sync (chrony / systemd-timesyncd).</text:p>
        </text:list-item>
        <text:list-item>
          <text:p text:style-name="P13">Optional but recommended: at least 2 CPUs and 4GB RAM for a control plane node.</text:p>
        </text:list-item>
      </text:list>
      <text:p text:style-name="Horizontal_20_Line"/>
      <text:h text:style-name="Heading_20_3" text:outline-level="3">1) Update packages + install prerequisites</text:h>
      <text:p text:style-name="Preformatted_20_Text"><text:span text:style-name="Source_20_Text">sudo apt-get update</text:span></text:p>
      <text:p text:style-name="P2"><text:span text:style-name="Source_20_Text">sudo apt-get install -y ca-certificates curl gnupg lsb-release</text:span></text:p>
      <text:p text:style-name="Horizontal_20_Line"/>
      <text:h text:style-name="Heading_20_3" text:outline-level="3">2) Disable swap (kubelet will fail if swap is enabled unless you explicitly configure it)</text:h>
      <text:p text:style-name="Preformatted_20_Text"><text:span text:style-name="Source_20_Text">sudo swapoff -a</text:span></text:p>
      <text:p text:style-name="Preformatted_20_Text"><text:span text:style-name="Source_20_Text"># make persistent (comment out any swap lines in /etc/fstab)</text:span></text:p>
      <text:p text:style-name="P2"><text:span text:style-name="Source_20_Text">sudo sed -i '/ swap / s/^\(.*\)$/#\1/g' /etc/fstab</text:span></text:p>
      <text:p text:style-name="Text_20_body">(Official docs: kubelet default behavior is to fail on swap — you can also configure kubelet to tolerate swap but typical installs disable it.) (<text:a xlink:type="simple" xlink:href="https://kubernetes.io/docs/setup/production-environment/tools/kubeadm/install-kubeadm/" text:style-name="Internet_20_link" text:visited-style-name="Visited_20_Internet_20_Link">Kubernetes</text:a>)</text:p>
      <text:p text:style-name="Horizontal_20_Line"/>
      <text:h text:style-name="Heading_20_3" text:outline-level="3">3) Load kernel modules &amp; sysctl required for Kubernetes networking</text:h>
      <text:p text:style-name="Preformatted_20_Text"><text:span text:style-name="Source_20_Text"># load modules at boot</text:span></text:p>
      <text:p text:style-name="Preformatted_20_Text"><text:span text:style-name="Source_20_Text">cat &lt;&lt;EOF | sudo tee /etc/modules-load.d/k8s.conf</text:span></text:p>
      <text:p text:style-name="Preformatted_20_Text"><text:span text:style-name="Source_20_Text">overlay</text:span></text:p>
      <text:p text:style-name="Preformatted_20_Text"><text:soft-page-break/><text:span text:style-name="Source_20_Text">br_netfilter</text:span></text:p>
      <text:p text:style-name="Preformatted_20_Text"><text:span text:style-name="Source_20_Text">EOF</text:span></text:p>
      <text:p text:style-name="Preformatted_20_Text"/>
      <text:p text:style-name="Preformatted_20_Text"><text:span text:style-name="Source_20_Text"># load now</text:span></text:p>
      <text:p text:style-name="Preformatted_20_Text"><text:span text:style-name="Source_20_Text">sudo modprobe overlay</text:span></text:p>
      <text:p text:style-name="Preformatted_20_Text"><text:span text:style-name="Source_20_Text">sudo modprobe br_netfilter</text:span></text:p>
      <text:p text:style-name="Preformatted_20_Text"/>
      <text:p text:style-name="Preformatted_20_Text"><text:span text:style-name="Source_20_Text"># sysctl params required by Kubernetes / CRI</text:span></text:p>
      <text:p text:style-name="Preformatted_20_Text"><text:span text:style-name="Source_20_Text">cat &lt;&lt;EOF | sudo tee /etc/sysctl.d/99-kubernetes-cri.conf</text:span></text:p>
      <text:p text:style-name="Preformatted_20_Text"><text:span text:style-name="Source_20_Text">net.bridge.bridge-nf-call-ip6tables = 1</text:span></text:p>
      <text:p text:style-name="Preformatted_20_Text"><text:span text:style-name="Source_20_Text">net.bridge.bridge-nf-call-iptables <text:s/>= 1</text:span></text:p>
      <text:p text:style-name="Preformatted_20_Text"><text:span text:style-name="Source_20_Text">net.ipv4.ip_forward <text:s text:c="16"/>= 1</text:span></text:p>
      <text:p text:style-name="Preformatted_20_Text"><text:span text:style-name="Source_20_Text">EOF</text:span></text:p>
      <text:p text:style-name="Preformatted_20_Text"/>
      <text:p text:style-name="P2"><text:span text:style-name="Source_20_Text">sudo sysctl --system</text:span></text:p>
      <text:p text:style-name="Text_20_body">(These ensure bridged traffic is visible to iptables and IP forwarding is enabled.) (<text:a xlink:type="simple" xlink:href="https://kubernetes.io/docs/setup/production-environment/container-runtimes/" text:style-name="Internet_20_link" text:visited-style-name="Visited_20_Internet_20_Link">Kubernetes</text:a>)</text:p>
      <text:p text:style-name="Horizontal_20_Line"/>
      <text:h text:style-name="Heading_20_3" text:outline-level="3">4) Install and configure containerd (recommended CRI)</text:h>
      <text:list xml:id="list3478464174" text:style-name="L13">
        <text:list-item>
          <text:p text:style-name="P14">Install containerd:</text:p>
        </text:list-item>
      </text:list>
      <text:p text:style-name="Preformatted_20_Text"><text:span text:style-name="Source_20_Text">sudo apt-get update</text:span></text:p>
      <text:p text:style-name="P2"><text:span text:style-name="Source_20_Text">sudo apt-get install -y containerd</text:span></text:p>
      <text:list xml:id="list3571911211" text:style-name="L14">
        <text:list-item>
          <text:p text:style-name="P15">Create default config and set systemd cgroup driver (kubelet and runtime must match):</text:p>
        </text:list-item>
      </text:list>
      <text:p text:style-name="Preformatted_20_Text"><text:span text:style-name="Source_20_Text">sudo mkdir -p /etc/containerd</text:span></text:p>
      <text:p text:style-name="Preformatted_20_Text"><text:span text:style-name="Source_20_Text">sudo containerd config default | sudo tee /etc/containerd/config.toml</text:span></text:p>
      <text:p text:style-name="Preformatted_20_Text"><text:span text:style-name="Source_20_Text"># Edit /etc/containerd/config.toml: set SystemdCgroup = true under</text:span></text:p>
      <text:p text:style-name="Preformatted_20_Text"><text:span text:style-name="Source_20_Text"># [plugins."io.containerd.grpc.v1.cri".containerd.runtimes.runc.options]</text:span></text:p>
      <text:p text:style-name="Preformatted_20_Text"><text:span text:style-name="Source_20_Text"># (You can use sed if present, but inspect the file and make the change.)</text:span></text:p>
      <text:p text:style-name="Preformatted_20_Text"><text:span text:style-name="Source_20_Text">sudo sed -i 's/SystemdCgroup = false/SystemdCgroup = true/' /etc/containerd/config.toml || true</text:span></text:p>
      <text:p text:style-name="Preformatted_20_Text"><text:span text:style-name="Source_20_Text">sudo systemctl restart containerd</text:span></text:p>
      <text:p text:style-name="P2"><text:span text:style-name="Source_20_Text">sudo systemctl enable --now containerd</text:span></text:p>
      <text:p text:style-name="Text_20_body">(Make sure the <text:span text:style-name="Source_20_Text">cri</text:span> plugin isn’t disabled; if you installed from a package, reset to the default config if needed.) (<text:a xlink:type="simple" xlink:href="https://kubernetes.io/docs/setup/production-environment/container-runtimes/" text:style-name="Internet_20_link" text:visited-style-name="Visited_20_Internet_20_Link">Kubernetes</text:a>)</text:p>
      <text:p text:style-name="Horizontal_20_Line"/>
      <text:h text:style-name="Heading_20_3" text:outline-level="3">5) Add Kubernetes apt repository &amp; install kubeadm/kubelet/kubectl</text:h>
      <text:p text:style-name="Quotations"><text:span text:style-name="Strong_20_Emphasis">Choose the Kubernetes minor version repo</text:span> you want (the official docs show how to pick the correct <text:span text:style-name="Source_20_Text">vX.Y</text:span> repo). Example below uses the v1.34 repo as an example — replace <text:span text:style-name="Source_20_Text">v1.34</text:span> with the minor version you plan to install (or follow the official page to pick the repo for your version).</text:p>
      <text:p text:style-name="Preformatted_20_Text"><text:span text:style-name="Source_20_Text">sudo mkdir -p /etc/apt/keyrings</text:span></text:p>
      <text:p text:style-name="Preformatted_20_Text"><text:span text:style-name="Source_20_Text">curl -fsSL "https://pkgs.k8s.io/core:/stable:/v1.34/deb/Release.key" | sudo gpg --dearmor -o /etc/apt/keyrings/kubernetes-apt-keyring.gpg</text:span></text:p>
      <text:p text:style-name="Preformatted_20_Text"/>
      <text:p text:style-name="Preformatted_20_Text"><text:span text:style-name="Source_20_Text">echo "deb [signed-by=/etc/apt/keyrings/kubernetes-apt-keyring.gpg] https://pkgs.k8s.io/core:/stable:/v1.34/deb/ /" \</text:span></text:p>
      <text:p text:style-name="Preformatted_20_Text"><text:span text:style-name="Source_20_Text"><text:s text:c="2"/>| sudo tee /etc/apt/sources.list.d/kubernetes.list</text:span></text:p>
      <text:p text:style-name="Preformatted_20_Text"/>
      <text:p text:style-name="Preformatted_20_Text"><text:span text:style-name="Source_20_Text">sudo apt-get update</text:span></text:p>
      <text:p text:style-name="Preformatted_20_Text"><text:soft-page-break/><text:span text:style-name="Source_20_Text">sudo apt-get install -y kubelet kubeadm kubectl</text:span></text:p>
      <text:p text:style-name="P2"><text:span text:style-name="Source_20_Text">sudo apt-mark hold kubelet kubeadm kubectl</text:span></text:p>
      <text:p text:style-name="Text_20_body">(Official installation and pinning instructions are on the kubeadm install page — follow the version selection guidance there.) (<text:a xlink:type="simple" xlink:href="https://kubernetes.io/docs/setup/production-environment/tools/kubeadm/install-kubeadm/" text:style-name="Internet_20_link" text:visited-style-name="Visited_20_Internet_20_Link">Kubernetes</text:a>)</text:p>
      <text:p text:style-name="Horizontal_20_Line"/>
      <text:h text:style-name="Heading_20_3" text:outline-level="3">6) Initialize the control plane (run only on the control-plane node)</text:h>
      <text:p text:style-name="Text_20_body">Decide a pod CIDR that will not conflict with your host/VPC network. Example for Calico commonly used: <text:span text:style-name="Source_20_Text">192.168.0.0/16</text:span> — if you use Flannel, you might use <text:span text:style-name="Source_20_Text">10.244.0.0/16</text:span>. The CIDR must match your CNI plugin’s expectation.</text:p>
      <text:p text:style-name="Text_20_body">Example (single control plane):</text:p>
      <text:p text:style-name="P2"><text:span text:style-name="Source_20_Text">sudo kubeadm init --pod-network-cidr=192.168.0.0/16</text:span></text:p>
      <text:p text:style-name="Text_20_body">After <text:span text:style-name="Source_20_Text">kubeadm init</text:span> finishes it prints the <text:span text:style-name="Source_20_Text">kubeadm join ...</text:span> command for workers and instructions to copy admin kubeconfig:</text:p>
      <text:p text:style-name="Preformatted_20_Text"><text:span text:style-name="Source_20_Text">mkdir -p $HOME/.kube</text:span></text:p>
      <text:p text:style-name="Preformatted_20_Text"><text:span text:style-name="Source_20_Text">sudo cp -i /etc/kubernetes/admin.conf $HOME/.kube/config</text:span></text:p>
      <text:p text:style-name="P2"><text:span text:style-name="Source_20_Text">sudo chown $(id -u):$(id -g) $HOME/.kube/config</text:span></text:p>
      <text:p text:style-name="Text_20_body">(Always deploy a Pod network add-on after <text:span text:style-name="Source_20_Text">kubeadm init</text:span> — CoreDNS won’t become healthy until a CNI is installed.) (<text:a xlink:type="simple" xlink:href="https://kubernetes.io/docs/setup/production-environment/tools/kubeadm/create-cluster-kubeadm/" text:style-name="Internet_20_link" text:visited-style-name="Visited_20_Internet_20_Link">Kubernetes</text:a>)</text:p>
      <text:p text:style-name="Horizontal_20_Line"/>
      <text:h text:style-name="Heading_20_3" text:outline-level="3">7) Install a Pod network (example: Calico)</text:h>
      <text:p text:style-name="Text_20_body">On the control plane (after copying <text:span text:style-name="Source_20_Text">admin.conf</text:span>):</text:p>
      <text:p text:style-name="P2"><text:span text:style-name="Source_20_Text">kubectl apply -f https://raw.githubusercontent.com/projectcalico/calico/v3.30.3/manifests/calico.yaml</text:span></text:p>
      <text:p text:style-name="Text_20_body">(Adjust the URL/version per Calico docs and ensure the <text:span text:style-name="Source_20_Text">--pod-network-cidr</text:span> you used for <text:span text:style-name="Source_20_Text">kubeadm init</text:span> matches the CNI settings if required.) (<text:a xlink:type="simple" xlink:href="https://docs.tigera.io/calico/latest/getting-started/kubernetes/hardway/standing-up-kubernetes?utm_source=chatgpt.com" text:style-name="Internet_20_link" text:visited-style-name="Visited_20_Internet_20_Link">docs.tigera.io</text:a>)</text:p>
      <text:p text:style-name="Text_20_body">Confirm CoreDNS and calico pods are running:</text:p>
      <text:p text:style-name="P2"><text:span text:style-name="Source_20_Text">kubectl get pods -n kube-system</text:span></text:p>
      <text:p text:style-name="Horizontal_20_Line"/>
      <text:h text:style-name="Heading_20_3" text:outline-level="3">8) Join worker nodes</text:h>
      <text:p text:style-name="Text_20_body">On each worker node, run the <text:span text:style-name="Source_20_Text">kubeadm join ...</text:span> command <text:span text:style-name="Source_20_Text">kubeadm init</text:span> printed. If you lose it, on control plane you can recreate a join command:</text:p>
      <text:p text:style-name="P2"><text:span text:style-name="Source_20_Text">sudo kubeadm token create --print-join-command</text:span></text:p>
      <text:p text:style-name="Text_20_body">(Then run that <text:span text:style-name="Source_20_Text">kubeadm join</text:span> on worker nodes as root/sudo.)</text:p>
      <text:p text:style-name="Horizontal_20_Line"/>
      <text:h text:style-name="Heading_20_3" text:outline-level="3"><text:soft-page-break/>9) Open required ports (if firewall is enabled)</text:h>
      <text:p text:style-name="Text_20_body">Kubernetes components need the control-plane and node ports (e.g. API server 6443, etcd 2379-2380, kubelet 10250, etc.). Consult the official ports list and open ports appropriately (sample <text:span text:style-name="Source_20_Text">ufw</text:span> rules shown below are minimal):</text:p>
      <text:p text:style-name="Preformatted_20_Text"><text:span text:style-name="Source_20_Text">sudo ufw allow 6443/tcp <text:s text:c="7"/># API server</text:span></text:p>
      <text:p text:style-name="Preformatted_20_Text"><text:span text:style-name="Source_20_Text">sudo ufw allow 2379:2380/tcp <text:s text:c="2"/># etcd (control-plane)</text:span></text:p>
      <text:p text:style-name="Preformatted_20_Text"><text:span text:style-name="Source_20_Text">sudo ufw allow 10250/tcp <text:s text:c="6"/># kubelet API (nodes)</text:span></text:p>
      <text:p text:style-name="P2"><text:span text:style-name="Source_20_Text"># plus any other ports your CNI or services require</text:span></text:p>
      <text:p text:style-name="Text_20_body">(Full port list and purposes are on the official Ports &amp; Protocols page.) (<text:a xlink:type="simple" xlink:href="https://kubernetes.io/docs/reference/networking/ports-and-protocols/?utm_source=chatgpt.com" text:style-name="Internet_20_link" text:visited-style-name="Visited_20_Internet_20_Link">Kubernetes</text:a>)</text:p>
      <text:p text:style-name="Horizontal_20_Line"/>
      <text:h text:style-name="Heading_20_3" text:outline-level="3">10) Validation &amp; quick troubleshooting</text:h>
      <text:list xml:id="list1585870944" text:style-name="L15">
        <text:list-item>
          <text:p text:style-name="P16"><text:span text:style-name="Source_20_Text">kubectl get nodes</text:span> — nodes should show <text:span text:style-name="Source_20_Text">Ready</text:span>.</text:p>
        </text:list-item>
        <text:list-item>
          <text:p text:style-name="P16"><text:span text:style-name="Source_20_Text">kubectl get pods -A</text:span> — system pods should reach <text:span text:style-name="Source_20_Text">Running</text:span>.</text:p>
        </text:list-item>
        <text:list-item>
          <text:p text:style-name="P16">If <text:span text:style-name="Source_20_Text">kubeadm init</text:span> fails, check <text:span text:style-name="Source_20_Text">sudo systemctl status kubelet</text:span> and <text:span text:style-name="Source_20_Text">journalctl -u kubelet -b --no-pager</text:span>.</text:p>
        </text:list-item>
        <text:list-item>
          <text:p text:style-name="P16">If join fails: ensure <text:span text:style-name="Source_20_Text">swap</text:span> is off, <text:span text:style-name="Source_20_Text">br_netfilter</text:span> is loaded and firewall allows port 6443, check <text:span text:style-name="Source_20_Text">kubeadm token list</text:span>/recreate token.</text:p>
        </text:list-item>
      </text:list>
      <text:p text:style-name="Horizontal_20_Line"/>
      <text:h text:style-name="Heading_20_1" text:outline-level="1">References (official)</text:h>
      <text:list xml:id="list2841023645" text:style-name="L16">
        <text:list-item>
          <text:p text:style-name="P17">Installing kubeadm, kubelet, kubectl (apt repo &amp; swap guidance). (<text:a xlink:type="simple" xlink:href="https://kubernetes.io/docs/setup/production-environment/tools/kubeadm/install-kubeadm/" text:style-name="Internet_20_link" text:visited-style-name="Visited_20_Internet_20_Link">Kubernetes</text:a>)</text:p>
        </text:list-item>
        <text:list-item>
          <text:p text:style-name="P17">Container runtimes (containerd, cgroup driver guidance). (<text:a xlink:type="simple" xlink:href="https://kubernetes.io/docs/setup/production-environment/container-runtimes/" text:style-name="Internet_20_link" text:visited-style-name="Visited_20_Internet_20_Link">Kubernetes</text:a>)</text:p>
        </text:list-item>
        <text:list-item>
          <text:p text:style-name="P17">Creating a cluster with kubeadm (kubeadm init → copy kubeconfig → apply CNI). (<text:a xlink:type="simple" xlink:href="https://kubernetes.io/docs/setup/production-environment/tools/kubeadm/create-cluster-kubeadm/" text:style-name="Internet_20_link" text:visited-style-name="Visited_20_Internet_20_Link">Kubernetes</text:a>)</text:p>
        </text:list-item>
        <text:list-item>
          <text:p text:style-name="P17">Calico (example CNI + pod CIDR guidance). (<text:a xlink:type="simple" xlink:href="https://docs.tigera.io/calico/latest/getting-started/kubernetes/hardway/standing-up-kubernetes?utm_source=chatgpt.com" text:style-name="Internet_20_link" text:visited-style-name="Visited_20_Internet_20_Link">docs.tigera.io</text:a>)</text:p>
        </text:list-item>
        <text:list-item>
          <text:p text:style-name="P17">Ports &amp; Protocols (which ports to open). (<text:a xlink:type="simple" xlink:href="https://kubernetes.io/docs/reference/networking/ports-and-protocols/?utm_source=chatgpt.com" text:style-name="Internet_20_link" text:visited-style-name="Visited_20_Internet_20_Link">Kubernetes</text:a>)</text:p>
        </text:list-item>
      </text:list>
      <text:p text:style-name="Horizontal_20_Lin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08T10:08:37.492199509</meta:creation-date>
    <meta:editing-duration>PT11M28S</meta:editing-duration>
    <meta:editing-cycles>2</meta:editing-cycles>
    <meta:generator>LibreOffice/7.3.7.2$Linux_X86_64 LibreOffice_project/30$Build-2</meta:generator>
    <dc:date>2025-10-08T11:06:45.399667784</dc:date>
    <meta:document-statistic meta:table-count="0" meta:image-count="0" meta:object-count="0" meta:page-count="9" meta:paragraph-count="177" meta:word-count="2255" meta:character-count="15069" meta:non-whitespace-character-count="13015"/>
  </office:meta>
</office:document-meta>
</file>